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1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IN" style:language-asian="en" style:country-asian="IN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2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IN" style:language-asian="en" style:country-asian="IN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50" style:parent-style-name="Normal" style:family="paragraph">
      <style:paragraph-properties fo:margin-top="0.0694in" fo:margin-bottom="0.0694in" fo:line-height="100%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7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89" style:parent-style-name="Normal" style:family="paragraph">
      <style:paragraph-properties fo:margin-top="0.0694in" fo:margin-bottom="0.0694in" fo:line-height="100%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P95" style:parent-style-name="Normal" style:family="paragraph">
      <style:paragraph-properties fo:margin-top="0.0694in" fo:margin-bottom="0.0694in" fo:line-height="100%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9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9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IN" style:language-asian="en" style:country-asian="IN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03" style:parent-style-name="Normal" style:family="paragraph">
      <style:paragraph-properties fo:margin-top="0.0694in" fo:margin-bottom="0.0694in" fo:line-height="100%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07" style:parent-style-name="Normal" style:family="paragraph">
      <style:paragraph-properties fo:margin-top="0.0694in" fo:margin-bottom="0.0694in" fo:line-height="100%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14" style:parent-style-name="Normal" style:family="paragraph">
      <style:paragraph-properties fo:margin-top="0.0694in" fo:margin-bottom="0.0694in" fo:line-height="100%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2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2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3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T1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38" style:parent-style-name="Normal" style:family="paragraph">
      <style:paragraph-properties fo:margin-top="0.0694in" fo:margin-bottom="0.0694in" fo:line-height="100%"/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/>
    </style:style>
    <style:style style:name="P1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name="P1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/>
    </style:style>
    <style:style style:family="graphic" style:name="a0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ure! Let's break down the key components of Kubernetes architecture in a similar style:</text:p>
      <text:p text:style-name="P2">What is the API Server?</text:p>
      <text:p text:style-name="P3"><text:span text:style-name="T4">The<text:s/></text:span><text:span text:style-name="T5">API Server</text:span><text:span text:style-name="T6"><text:s/>is the frontend of the Kubernetes control plane. It acts as a gateway for all the components to communicate with each other and with external clients.</text:span></text:p>
      <text:p text:style-name="P7">What Does It Do?</text:p>
      <text:list text:style-name="LFO1" text:continue-numbering="true">
        <text:list-item>
          <text:p text:style-name="P8"><text:span text:style-name="T9">Handles API Requests:</text:span><text:span text:style-name="T10"><text:s/></text:span></text:p>
          <text:list text:continue-numbering="true">
            <text:list-item>
              <text:p text:style-name="P11"><text:span text:style-name="T12">It receives requests (like creating a pod) from users or tools like<text:s/></text:span><text:span text:style-name="T13">kubectl</text:span><text:span text:style-name="T14">.</text:span></text:p>
            </text:list-item>
            <text:list-item>
              <text:p text:style-name="P15">It validates and processes these requests before updating the cluster state.</text:p>
            </text:list-item>
          </text:list>
        </text:list-item>
        <text:list-item>
          <text:p text:style-name="P16"><text:span text:style-name="T17">Communicates with Other Components:</text:span><text:span text:style-name="T18"><text:s/></text:span></text:p>
          <text:list text:continue-numbering="true">
            <text:list-item>
              <text:p text:style-name="P19">It interacts with other control plane components (like etcd, Scheduler) to manage the cluster.</text:p>
            </text:list-item>
          </text:list>
        </text:list-item>
      </text:list>
      <text:p text:style-name="P20">Examples:</text:p>
      <text:list text:style-name="LFO2" text:continue-numbering="true">
        <text:list-item>
          <text:p text:style-name="P21"><text:span text:style-name="T22">If you use<text:s/></text:span><text:span text:style-name="T23">kubectl apply</text:span><text:span text:style-name="T24"><text:s/>to deploy an app, the API Server processes this request.</text:span></text:p>
        </text:list-item>
        <text:list-item>
          <text:p text:style-name="P25">It updates the desired state of the cluster in etcd and instructs the Scheduler to find a node for the app.</text:p>
        </text:list-item>
      </text:list>
      <text:p text:style-name="P26">Why Is It Useful?</text:p>
      <text:list text:style-name="LFO3" text:continue-numbering="true">
        <text:list-item>
          <text:p text:style-name="P27">It ensures that all components in Kubernetes can talk to each other reliably.</text:p>
        </text:list-item>
        <text:list-item>
          <text:p text:style-name="P28">It provides a central interface for managing the entire cluster.</text:p>
        </text:list-item>
      </text:list>
      <text:p text:style-name="P29"><text:span text:style-name="T30"><draw:custom-shape svg:x="0in" svg:y="0in" svg:width="6.27083in" svg:height="0.0833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1">What is etcd?</text:p>
      <text:p text:style-name="P32"><text:span text:style-name="T33">etcd</text:span><text:span text:style-name="T34"><text:s/>is a distributed key-value store used in Kubernetes to store all the cluster's data and configuration.</text:span></text:p>
      <text:p text:style-name="P35">What Does It Do?</text:p>
      <text:list text:style-name="LFO4" text:continue-numbering="true">
        <text:list-item>
          <text:p text:style-name="P36"><text:span text:style-name="T37">Stores the Cluster State:</text:span><text:span text:style-name="T38"><text:s/></text:span></text:p>
          <text:list text:continue-numbering="true">
            <text:list-item>
              <text:p text:style-name="P39">It holds information about the current and desired state of the cluster.</text:p>
            </text:list-item>
            <text:list-item>
              <text:p text:style-name="P40">All updates and reads about the cluster go through etcd.</text:p>
            </text:list-item>
          </text:list>
        </text:list-item>
      </text:list>
      <text:p text:style-name="P41">Examples:</text:p>
      <text:list text:style-name="LFO5" text:continue-numbering="true">
        <text:list-item>
          <text:p text:style-name="P42">When a new pod is created, its configuration is saved in etcd.</text:p>
        </text:list-item>
        <text:list-item>
          <text:p text:style-name="P43">If the cluster needs to recover, etcd provides the most recent state to restore it.</text:p>
        </text:list-item>
      </text:list>
      <text:p text:style-name="P44">Why Is It Useful?</text:p>
      <text:list text:style-name="LFO6" text:continue-numbering="true">
        <text:list-item>
          <text:p text:style-name="P45">It acts as the brain of the Kubernetes cluster, storing all critical information.</text:p>
        </text:list-item>
        <text:list-item>
          <text:p text:style-name="P46">It ensures that the cluster's state is always consistent and can be recovered after failures.</text:p>
        </text:list-item>
      </text:list>
      <text:p text:style-name="P47"><text:span text:style-name="T48"><draw:custom-shape svg:x="0in" svg:y="0in" svg:width="6.27083in" svg:height="0.0833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49">What is the Scheduler?</text:p>
      <text:p text:style-name="P50"><text:span text:style-name="T51">The<text:s/></text:span><text:span text:style-name="T52">Scheduler</text:span><text:span text:style-name="T53"><text:s/>is a component that assigns pods to nodes in the Kubernetes cluster.</text:span></text:p>
      <text:p text:style-name="P54">What Does It Do?</text:p>
      <text:list text:style-name="LFO7" text:continue-numbering="true">
        <text:list-item>
          <text:p text:style-name="P55"><text:span text:style-name="T56">Schedules Pods:</text:span><text:span text:style-name="T57"><text:s/></text:span></text:p>
          <text:list text:continue-numbering="true">
            <text:list-item>
              <text:p text:style-name="P58">It watches for new pods without assigned nodes and selects the best node for each based on resource availability and scheduling policies.</text:p>
            </text:list-item>
          </text:list>
        </text:list-item>
      </text:list>
      <text:p text:style-name="P59">Examples:</text:p>
      <text:list text:style-name="LFO8" text:continue-numbering="true">
        <text:list-item>
          <text:p text:style-name="P60">If you deploy a pod, the Scheduler decides which node will run it based on factors like CPU and memory usage.</text:p>
        </text:list-item>
        <text:list-item>
          <text:p text:style-name="P61">It ensures the load is balanced across the nodes.</text:p>
        </text:list-item>
      </text:list>
      <text:p text:style-name="P62">Why Is It Useful?</text:p>
      <text:list text:style-name="LFO9" text:continue-numbering="true">
        <text:list-item>
          <text:p text:style-name="P63">It optimizes resource utilization by distributing pods efficiently.</text:p>
        </text:list-item>
        <text:list-item>
          <text:p text:style-name="P64">It ensures that pods are placed on nodes that can handle their resource requirements.</text:p>
        </text:list-item>
      </text:list>
      <text:p text:style-name="P65"><text:span text:style-name="T66"><draw:custom-shape svg:x="0in" svg:y="0in" svg:width="6.27083in" svg:height="0.0833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67">What is the Controller Manager?</text:p>
      <text:p text:style-name="P68"><text:span text:style-name="T69">The<text:s/></text:span><text:span text:style-name="T70">Controller Manager</text:span><text:span text:style-name="T71"><text:s/>runs various controllers that ensure the cluster is in its desired state.</text:span></text:p>
      <text:p text:style-name="P72">What Does It Do?</text:p>
      <text:list text:style-name="LFO10" text:continue-numbering="true">
        <text:list-item>
          <text:p text:style-name="P73"><text:span text:style-name="T74">Manages Controllers:</text:span><text:span text:style-name="T75"><text:s/></text:span></text:p>
          <text:list text:continue-numbering="true">
            <text:list-item>
              <text:p text:style-name="P76">Each controller watches for changes in the cluster and makes adjustments to maintain the desired state.</text:p>
            </text:list-item>
          </text:list>
        </text:list-item>
      </text:list>
      <text:p text:style-name="P77">Examples:</text:p>
      <text:list text:style-name="LFO11" text:continue-numbering="true">
        <text:list-item>
          <text:p text:style-name="P78">The Replication Controller ensures the specified number of pod replicas are running.</text:p>
        </text:list-item>
        <text:list-item>
          <text:p text:style-name="P79">The Node Controller manages the state of nodes and handles node failures.</text:p>
        </text:list-item>
      </text:list>
      <text:p text:style-name="P80">Why Is It Useful?</text:p>
      <text:list text:style-name="LFO12" text:continue-numbering="true">
        <text:list-item>
          <text:p text:style-name="P81">It automates many operational tasks like scaling and ensuring availability.</text:p>
        </text:list-item>
        <text:list-item>
          <text:p text:style-name="P82">It keeps the cluster in the desired state without manual intervention.</text:p>
        </text:list-item>
      </text:list>
      <text:soft-page-break/>
      <text:p text:style-name="P83">What is Cloud Controller Manager?</text:p>
      <text:p text:style-name="P84"><text:span text:style-name="T85">The<text:s/></text:span><text:span text:style-name="T86">Cloud Controller Manager (CCM)</text:span><text:span text:style-name="T87"><text:s/>is a part of Kubernetes that helps Kubernetes work with cloud services like AWS, Google Cloud, or Azure.</text:span></text:p>
      <text:p text:style-name="P88">What Does It Do?</text:p>
      <text:list text:style-name="LFO19" text:continue-numbering="true">
        <text:list-item>
          <text:p text:style-name="P89"><text:span text:style-name="T90">Manages Cloud Resources for Kubernetes:</text:span></text:p>
          <text:list text:continue-numbering="true">
            <text:list-item>
              <text:p text:style-name="P91">When you run Kubernetes on a cloud provider, you often need to use cloud-specific features like virtual machines, load balancers, or storage.</text:p>
            </text:list-item>
            <text:list-item>
              <text:p text:style-name="P92">The CCM takes care of these cloud resources for Kubernetes, so you don't have to manage them manually.</text:p>
            </text:list-item>
          </text:list>
        </text:list-item>
        <text:list-item>
          <text:p text:style-name="P93"><text:span text:style-name="T94">Examples:</text:span></text:p>
          <text:list text:continue-numbering="true">
            <text:list-item>
              <text:p text:style-name="P95"><text:span text:style-name="T96">If you create a<text:s/></text:span><text:span text:style-name="T97">Kubernetes Service</text:span><text:span text:style-name="T98"><text:s/>of type<text:s/></text:span><text:span text:style-name="T99">LoadBalancer</text:span><text:span text:style-name="T100">, the CCM tells the cloud to create a load balancer for you.</text:span></text:p>
            </text:list-item>
            <text:list-item>
              <text:p text:style-name="P101">If a cloud server (node) goes down, the CCM updates Kubernetes about this.</text:p>
            </text:list-item>
          </text:list>
        </text:list-item>
      </text:list>
      <text:p text:style-name="P102">Why Is It Useful?</text:p>
      <text:list text:style-name="LFO20" text:continue-numbering="true">
        <text:list-item>
          <text:p text:style-name="P103"><text:span text:style-name="T104">It<text:s/></text:span><text:span text:style-name="T105">automates cloud tasks</text:span><text:span text:style-name="T106">, making it easier to manage your Kubernetes cluster on the cloud.</text:span></text:p>
        </text:list-item>
        <text:list-item>
          <text:p text:style-name="P107"><text:span text:style-name="T108">You can use Kubernetes in a<text:s/></text:span><text:span text:style-name="T109">consistent way</text:span><text:span text:style-name="T110"><text:s/>across different cloud providers.</text:span></text:p>
        </text:list-item>
      </text:list>
      <text:p text:style-name="P111"><text:span text:style-name="T112"><draw:custom-shape svg:x="0in" svg:y="0in" svg:width="6.27083in" svg:height="0.0833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13">What is Kubelet?</text:p>
      <text:p text:style-name="P114"><text:span text:style-name="T115">The<text:s/></text:span><text:span text:style-name="T116">Kubelet</text:span><text:span text:style-name="T117"><text:s/>is an agent that runs on each node in the cluster. It ensures that containers are running as expected.</text:span></text:p>
      <text:p text:style-name="P118">What Does It Do?</text:p>
      <text:list text:style-name="LFO13" text:continue-numbering="true">
        <text:list-item>
          <text:p text:style-name="P119"><text:span text:style-name="T120">Manages Containers on the Node:</text:span><text:span text:style-name="T121"><text:s/></text:span></text:p>
          <text:list text:continue-numbering="true">
            <text:list-item>
              <text:p text:style-name="P122">It communicates with the API Server and makes sure the pods are running on the node.</text:p>
            </text:list-item>
            <text:list-item>
              <text:p text:style-name="P123">It reports the status of the node and its pods back to the control plane.</text:p>
            </text:list-item>
          </text:list>
        </text:list-item>
      </text:list>
      <text:p text:style-name="P124">Examples:</text:p>
      <text:list text:style-name="LFO14" text:continue-numbering="true">
        <text:list-item>
          <text:p text:style-name="P125">If a pod is scheduled on a node, the Kubelet starts the pod’s containers and monitors them.</text:p>
        </text:list-item>
        <text:list-item>
          <text:p text:style-name="P126">It handles restarting containers if they fail.</text:p>
        </text:list-item>
      </text:list>
      <text:p text:style-name="P127">Why Is It Useful?</text:p>
      <text:list text:style-name="LFO15" text:continue-numbering="true">
        <text:list-item>
          <text:p text:style-name="P128">It ensures the actual state of the node matches the desired state.</text:p>
        </text:list-item>
        <text:list-item>
          <text:p text:style-name="P129">It provides the control plane with updates about the node’s health and status.</text:p>
        </text:list-item>
      </text:list>
      <text:p text:style-name="P130"><text:span text:style-name="T131"><draw:custom-shape svg:x="0in" svg:y="0in" svg:width="6.27083in" svg:height="0.08333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132">What is Kube Proxy?</text:p>
      <text:p text:style-name="P133"><text:span text:style-name="T134">The<text:s/></text:span><text:span text:style-name="T135">Kube Proxy</text:span><text:span text:style-name="T136"><text:s/>is a network proxy that runs on each node, helping manage network traffic for the pods.</text:span></text:p>
      <text:p text:style-name="P137">What Does It Do?</text:p>
      <text:list text:style-name="LFO16" text:continue-numbering="true">
        <text:list-item>
          <text:p text:style-name="P138"><text:span text:style-name="T139">Manages Networking:</text:span><text:span text:style-name="T140"><text:s/></text:span></text:p>
          <text:list text:continue-numbering="true">
            <text:list-item>
              <text:p text:style-name="P141">It forwards traffic to the correct pod based on the services in the cluster.</text:p>
            </text:list-item>
            <text:list-item>
              <text:p text:style-name="P142">It sets up rules for network communication within the cluster.</text:p>
            </text:list-item>
          </text:list>
        </text:list-item>
      </text:list>
      <text:p text:style-name="P143">Examples:</text:p>
      <text:list text:style-name="LFO17" text:continue-numbering="true">
        <text:list-item>
          <text:p text:style-name="P144">If you access a Kubernetes Service, Kube Proxy ensures the traffic is routed to one of the pods behind that service.</text:p>
        </text:list-item>
        <text:list-item>
          <text:p text:style-name="P145">It helps balance the load between pods of a service.</text:p>
        </text:list-item>
      </text:list>
      <text:p text:style-name="P146">Why Is It Useful?</text:p>
      <text:list text:style-name="LFO18" text:continue-numbering="true">
        <text:list-item>
          <text:p text:style-name="P147">It ensures that communication between services and pods is seamless.</text:p>
        </text:list-item>
        <text:list-item>
          <text:p text:style-name="P148">It allows services to expose pods to other parts of the cluster or the external world.</text:p>
        </text:list-item>
      </text:list>
      <text:p text:style-name="P149"><text:span text:style-name="T150"><draw:custom-shape svg:x="0in" svg:y="0in" svg:width="6.27083in" svg:height="0.08333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151">This format should help you understand each component of Kubernetes architecture more clearly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IN" style:language-asian="en" style:country-asian="IN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5-01-07T14:42:00Z</meta:creation-date>
    <dc:date>2025-01-07T14:42:00Z</dc:date>
    <meta:template xlink:href="Normal" xlink:type="simple"/>
    <meta:editing-cycles>2</meta:editing-cycles>
    <meta:editing-duration>PT60S</meta:editing-duration>
    <meta:document-statistic meta:page-count="4" meta:paragraph-count="10" meta:word-count="764" meta:character-count="5109" meta:row-count="36" meta:non-whitespace-character-count="4355"/>
  </office:meta>
</office:document-meta>
</file>